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outline1">
      <style:graphic-properties draw:auto-grow-height="true" fo:min-height="13.86cm"/>
    </style:style>
    <style:style style:name="pr3" style:family="presentation" style:parent-style-name="lyt-brown-notes">
      <style:graphic-properties draw:fill-color="#ffffff" draw:auto-grow-height="true" fo:min-height="12.573cm"/>
    </style:style>
    <style:style style:name="pr4" style:family="presentation" style:parent-style-name="lyt-brown-notes">
      <style:graphic-properties draw:fill-color="#ffffff" fo:min-height="12.322cm"/>
    </style:style>
    <style:style style:name="pr5" style:family="presentation" style:parent-style-name="lyt-brown-outline1">
      <style:graphic-properties fo:min-height="13.609cm"/>
    </style:style>
    <style:style style:name="pr6" style:family="presentation" style:parent-style-name="lyt-brown-title">
      <style:graphic-properties fo:min-height="3.25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ow to OpenGL ES on an iPhon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A quick and basic introduction to using OpenGL on an iPhone.</text:p>
              </text:list-item>
              <text:list-item>
                <text:p>Also touch some differences between OpenGL and OpenGL 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igh Level</text:p>
          </draw:text-box>
        </draw:frame>
        <draw:frame draw:name="Object 1" draw:style-name="gr2" draw:layer="layout" svg:width="25.199cm" svg:height="13.859cm" svg:x="3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e Surfa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here the result of your rendering goes</text:p>
              </text:list-item>
              <text:list-item>
                <text:p>Source of your OpenGL context</text:p>
              </text:list-item>
              <text:list-item>
                <text:p>If you are familiar with Win32 like me</text:p>
                <text:list>
                  <text:list-item>
                    <text:p>Window, or button, or some other UI element</text:p>
                  </text:list-item>
                </text:list>
              </text:list-item>
              <text:list-item>
                <text:p>For iPhone it is a UIView</text:p>
                <text:list>
                  <text:list-item>
                    <text:p>Needs a layer class of CAEAGLLayer</text:p>
                  </text:list-item>
                </text:list>
              </text:list-item>
              <text:list-item>
                <text:p>Bottom line</text:p>
                <text:list>
                  <text:list-item>
                    <text:p>Something rectangular within some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rface on iPhon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+ (Class) layerClass{<text:line-break/><text:tab/>return [CAEAGLLayer class];<text:line-break/>}</text:p>
              </text:list-item>
              <text:list-item>
                <text:p>CAEAGLLayer* eaglLayer =<text:line-break/><text:tab/>(CAEAGLLayer*) self.layer;</text:p>
              </text:list-item>
              <text:list-item>
                <text:p>Set CAEAGLLayer properties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penGL Contex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penGL is procedural</text:p>
                <text:list>
                  <text:list-item>
                    <text:p>Scoped at the thread level</text:p>
                  </text:list-item>
                  <text:list-item>
                    <text:p>Use context to specify multiple surfaces / thread</text:p>
                  </text:list-item>
                </text:list>
              </text:list-item>
              <text:list-item>
                <text:p>How to get a context</text:p>
                <text:list>
                  <text:list-item>
                    <text:p>Usually from the operating system</text:p>
                  </text:list-item>
                  <text:list-item>
                    <text:p>Bound to a UI region / or surface</text:p>
                  </text:list-item>
                </text:list>
              </text:list-item>
              <text:list-item>
                <text:p>Before doing a chunk of Open GL commands</text:p>
                <text:list>
                  <text:list-item>
                    <text:p>You should choose the co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ext on iPhon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yContext = <text:line-break/>[<text:line-break/><text:tab/>[EAGLContext alloc]<text:line-break/><text:tab/>initWithAPI:<text:line-break/><text:tab/>kEAGLRenderingAPIOpenGLES1<text:line-break/>];</text:p>
              </text:list-item>
              <text:list-item>
                <text:p>[EAGLContext setCurrentContext: myContext]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uffer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 the past this was taken care of by the OS for me</text:p>
                <text:list>
                  <text:list-item>
                    <text:p>No worries with resizes</text:p>
                  </text:list-item>
                </text:list>
              </text:list-item>
              <text:list-item>
                <text:p>You have to do it in OpenGL ES on your own</text:p>
                <text:list>
                  <text:list-item>
                    <text:p>Framebuffer: work space</text:p>
                  </text:list-item>
                  <text:list-item>
                    <text:p>Renderbuffer: screen space</text:p>
                  </text:list-item>
                  <text:list-item>
                    <text:p>Depthbuffer: your z-buffer</text:p>
                  </text:list-item>
                </text:list>
              </text:list-item>
              <text:list-item>
                <text:p>See the sample for co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ion Matrix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3D graphics is mostly trig and linear algebra</text:p>
              </text:list-item>
              <text:list-item>
                <text:p>Generate a matrix to make the “3D effect”</text:p>
                <text:list>
                  <text:list-item>
                    <text:p>Most tutorials use gluProject</text:p>
                  </text:list-item>
                  <text:list-item>
                    <text:p>Don't think iPhone has GL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Projection on iPhone or anywhere else reall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No GLUT on iPhone</text:p>
              </text:list-item>
              <text:list-item>
                <text:p>If you only use GLUT for projection</text:p>
                <text:list>
                  <text:list-item>
                    <text:p>Why use it at all?</text:p>
                  </text:list-item>
                </text:list>
              </text:list-item>
              <text:list-item>
                <text:p>Do a little Google for:</text:p>
                <text:list>
                  <text:list-item>
                    <text:p>glFrustumf</text:p>
                  </text:list-item>
                  <text:list-item>
                    <text:p>tan</text:p>
                  </text:list-item>
                  <text:list-item>
                    <text:p>zNear</text:p>
                  </text:list-item>
                  <text:list-item>
                    <text:p>zF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s usual, textures must have dimensions that are powers of 2</text:p>
              </text:list-item>
              <text:list-item>
                <text:p>No immediate mode</text:p>
                <text:list>
                  <text:list-item>
                    <text:p>glBegin and glEnd</text:p>
                  </text:list-item>
                  <text:list-item>
                    <text:p>Used in beginner tutorials</text:p>
                  </text:list-item>
                </text:list>
              </text:list-item>
              <text:list-item>
                <text:p>Best to learn OpenGL on a desktop platform</text:p>
                <text:list>
                  <text:list-item>
                    <text:p>Later move to OpenGL 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esent Buffer (Page Flip)</text:p>
          </draw:text-box>
        </draw:frame>
        <draw:frame presentation:style-name="pr5" draw:layer="layout" svg:width="25.199cm" svg:height="13.764cm" svg:x="1.4cm" svg:y="4.914cm" presentation:class="outline" presentation:user-transformed="true">
          <draw:text-box>
            <text:list text:style-name="L2">
              <text:list-item>
                <text:p>Never render to screen</text:p>
                <text:list>
                  <text:list-item>
                    <text:p>Render to a memory surface</text:p>
                  </text:list-item>
                  <text:list-item>
                    <text:p>Present that surface to the screen when done</text:p>
                  </text:list-item>
                  <text:list-item>
                    <text:p>Each OS has a different way</text:p>
                    <text:list>
                      <text:list-item>
                        <text:p>iPhone</text:p>
                        <text:list>
                          <text:list-item>
                            <text:p>[<text:line-break/><text:tab/>context<text:line-break/><text:tab/>presentRenderbuffer:<text:line-break/><text:tab/><text:tab/>GL_RENDERBUFFER_OES<text:line-break/>];</text:p>
                          </text:list-item>
                        </text:list>
                      </text:list-item>
                      <text:list-item>
                        <text:p>Win32</text:p>
                        <text:list>
                          <text:list-item>
                            <text:p>SwapBuffers(hDC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 the en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lDeleteFramebufferOES</text:p>
              </text:list-item>
              <text:list-item>
                <text:p>glDeleteRenderbufferO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10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12T14:46:11.76</meta:creation-date>
    <meta:editing-duration>PT02H28M08S</meta:editing-duration>
    <meta:editing-cycles>6</meta:editing-cycles>
    <dc:date>2009-02-12T17:17:33.90</dc:date>
    <meta:generator>OpenOffice.org/3.0$Win32 OpenOffice.org_project/300m9$Build-9358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b8ff" draw:marker-start-width="0.381cm" draw:marker-end="Arrow" draw:marker-end-width="0.229cm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00b8ff" draw:marker-start-width="0.381cm" draw:marker-end="Arrow" draw:marker-end-width="0.229cm" draw:textarea-horizontal-align="center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outline="true" fo:font-size="18pt" style:font-size-asian="18pt" style:font-size-complex="1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1.635cm" svg:y="1.635cm">
          <text:p text:style-name="P1">App 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.635cm" svg:y="5.445cm">
          <text:p text:style-name="P1">Get OpenGL Con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.635cm" svg:y="7.35cm">
          <text:p text:style-name="P1">Setup Buff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.635cm" svg:y="3.54cm">
          <text:p text:style-name="P1">Get a Su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54cm" svg:y1="2.905cm" svg:x2="4.81cm" svg:y2="3.54cm">
          <text:p/>
        </draw:line>
        <draw:line draw:style-name="gr2" draw:text-style-name="P1" draw:layer="layout" svg:x1="4.81cm" svg:y1="4.81cm" svg:x2="4.81cm" svg:y2="5.445cm">
          <text:p/>
        </draw:line>
        <draw:line draw:style-name="gr2" draw:text-style-name="P1" draw:layer="layout" svg:x1="4.81cm" svg:y1="6.715cm" svg:x2="4.81cm" svg:y2="7.35cm">
          <text:p/>
        </draw:line>
        <draw:custom-shape draw:style-name="gr1" draw:text-style-name="P1" draw:layer="layout" svg:width="1.905cm" svg:height="1.905cm" svg:x="9.255cm" svg:y="10.525cm">
          <text:p text:style-name="P1">Ru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35cm" svg:height="1.27cm" svg:x="1.635cm" svg:y="9.255cm">
          <text:p text:style-name="P1">Set Projection Matr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81cm" svg:y1="8.62cm" svg:x2="4.81cm" svg:y2="9.255cm">
          <text:p/>
        </draw:line>
        <draw:line draw:style-name="gr2" draw:text-style-name="P1" draw:layer="layout" svg:x1="4.81cm" svg:y1="10.525cm" svg:x2="9.255cm" svg:y2="11.465cm">
          <text:p/>
        </draw:line>
        <draw:custom-shape draw:style-name="gr1" draw:text-style-name="P1" draw:layer="layout" svg:width="6.35cm" svg:height="1.27cm" svg:x="13.7cm" svg:y="11.16cm">
          <text:p text:style-name="P1">Destroy Buff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1.16cm" svg:y1="11.49cm" svg:x2="13.7cm" svg:y2="11.795cm">
          <text:p text:style-name="P2">Nope</text:p>
        </draw:line>
        <draw:custom-shape draw:style-name="gr1" draw:text-style-name="P1" draw:layer="layout" svg:width="6.35cm" svg:height="1.27cm" svg:x="13.7cm" svg:y="4.81cm">
          <text:p text:style-name="P1">Set “Camera” Matri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3.7cm" svg:y="6.715cm">
          <text:p text:style-name="P1">Re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3.7cm" svg:y="8.62cm">
          <text:p text:style-name="P1">Present Render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7cm" svg:y1="9.255cm" svg:x2="10.608cm" svg:y2="10.926cm">
          <text:p/>
        </draw:line>
        <draw:line draw:style-name="gr3" draw:text-style-name="P2" draw:layer="layout" svg:x1="10.167cm" svg:y1="10.525cm" svg:x2="13.7cm" svg:y2="5.445cm">
          <text:p text:style-name="P2">Yup</text:p>
        </draw:line>
        <draw:line draw:style-name="gr2" draw:text-style-name="P1" draw:layer="layout" svg:x1="16.875cm" svg:y1="6.08cm" svg:x2="16.875cm" svg:y2="6.715cm">
          <text:p/>
        </draw:line>
        <draw:line draw:style-name="gr2" draw:text-style-name="P1" draw:layer="layout" svg:x1="16.875cm" svg:y1="7.985cm" svg:x2="16.875cm" svg:y2="8.62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